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>Ship? Enviiiroments</text:p>
      <text:p text:style-name="Standard"/>
      <text:p text:style-name="Normal"/>
      <text:p text:style-name="Standard">The Flock (Card game)</text:p>
      <text:p text:style-name="Standard"/>
      <text:list xml:id="list5553822401851736080" text:style-name="L1">
        <text:list-header>
          <text:p text:style-name="P3"/>
        </text:list-header>
      </text:list>
      <text:list xml:id="list4706798192958804587" text:style-name="L2">
        <text:list-item>
          <text:p text:style-name="P4">Better writing for rules and betting phases. (Somewhat done, needs feedback)</text:p>
        </text:list-item>
      </text:list>
      <text:p text:style-name="Standard"/>
      <text:p text:style-name="Standard">Add Trick surrender ambush to battle that lead to injury and potential 3<text:span text:style-name="T1">rd</text:span> injury and pouch absorb. </text:p>
      <text:p text:style-name="Standard"/>
      <text:p text:style-name="P1">Feature:</text:p>
      <text:p text:style-name="Standard">Day counter</text:p>
      <text:p text:style-name="Standard"/>
      <text:p text:style-name="P2">Ship and crew morale status pages (template exists, not sure if to use them and where)</text:p>
      <text:p text:style-name="P2"/>
      <text:p text:style-name="Standard">Lore page</text:p>
      <text:p text:style-name="Standard"/>
      <text:p text:style-name="P1">Design: </text:p>
      <text:p text:style-name="Standard"/>
      <text:p text:style-name="Standard">Art assets. </text:p>
      <text:p text:style-name="Standard">Ideas: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10-26T17:14:28.44</dc:date>
    <meta:editing-duration>P3DT10H42M41S</meta:editing-duration>
    <meta:editing-cycles>77</meta:editing-cycles>
    <meta:generator>OpenOffice/4.1.1$Win32 OpenOffice.org_project/411m6$Build-9775</meta:generator>
    <meta:document-statistic meta:table-count="0" meta:image-count="0" meta:object-count="0" meta:page-count="1" meta:paragraph-count="15" meta:word-count="94" meta:character-count="598"/>
  </office:meta>
</office:document-meta>
</file>